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66cm" fo:min-width="2.01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66cm" fo:min-width="2.01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31cm" fo:min-width="2.01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723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000000" draw:fill="none" draw:fill-color="#ffffff" fo:min-height="1.494cm"/>
    </style:style>
    <style:style style:name="gr9" style:family="graphic" style:parent-style-name="standard">
      <style:graphic-properties draw:stroke="none" svg:stroke-color="#000000" draw:fill="none" draw:fill-color="#ffffff" fo:min-height="0.64cm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3.556cm" svg:x="22.082cm" svg:y="4.556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1" draw:id="id1" draw:layer="layout" svg:width="3.556cm" svg:height="3.556cm" svg:x="4.683cm" svg:y="4.81cm">
          <text:p text:style-name="P3"><text:span text:style-name="T1">WillCoo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" draw:id="id2" draw:layer="layout" svg:width="3.556cm" svg:height="3.618cm" draw:transform="skewX (0.00698131700797732) translate (12.647cm 4.621cm)">
          <text:p text:style-name="P1"><text:span text:style-name="T1">Cook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3.556cm" svg:height="3.556cm" svg:x="12.684cm" svg:y="12.049cm">
          <text:p text:style-name="P1"><text:span text:style-name="T1">NotCoo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2.54cm" svg:height="1.524cm" svg:x="1.381cm" svg:y="5.572cm">
          <text:p text:style-name="P1">Gọi Mó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6" draw:layer="layout" draw:type="curve" svg:x1="6.461cm" svg:y1="4.81cm" svg:x2="14.426cm" svg:y2="4.621cm" draw:start-shape="id1" draw:start-glue-point="4" draw:end-shape="id2" draw:end-glue-point="4" svg:d="M6461 4810c0-1035 7965-940 7965-189" svg:viewBox="0 0 7966 766">
          <text:p/>
        </draw:connector>
        <draw:connector draw:style-name="gr6" draw:text-style-name="P5" draw:layer="layout" draw:type="curve" draw:line-skew="-2.861cm" svg:x1="7.719cm" svg:y1="7.846cm" svg:x2="13.203cm" svg:y2="12.569cm" draw:start-shape="id1" draw:start-glue-point="9" svg:d="M7719 7846c588 0-2154 4723 5484 4723" svg:viewBox="0 0 5505 4724">
          <text:p/>
        </draw:connector>
        <draw:connector draw:style-name="gr6" draw:text-style-name="P5" draw:layer="layout" draw:type="curve" svg:x1="5.203cm" svg:y1="7.846cm" svg:x2="13.204cm" svg:y2="15.085cm" draw:start-shape="id1" draw:start-glue-point="7" draw:end-shape="id3" draw:end-glue-point="7" svg:d="M5203 7846c0 4826 2667 7239 8001 7239" svg:viewBox="0 0 8002 7240">
          <text:p/>
        </draw:connector>
        <draw:frame draw:style-name="gr7" draw:text-style-name="P7" draw:layer="layout" svg:width="3.302cm" svg:height="1.524cm" draw:transform="rotate (-0.615054028402802) translate (8.7cm 9.446cm)">
          <draw:text-box>
            <text:p>Hủy món</text:p>
          </draw:text-box>
        </draw:frame>
        <draw:frame draw:style-name="gr8" draw:text-style-name="P9" draw:layer="layout" svg:width="5.688cm" svg:height="1.744cm" draw:transform="rotate (-0.615054028402802) translate (6.641cm 10.525cm)">
          <draw:text-box>
            <text:p text:style-name="P8"><text:span text:style-name="T2">Hết nguyên liệu</text:span></text:p>
          </draw:text-box>
        </draw:frame>
        <draw:frame draw:style-name="gr9" draw:text-style-name="P9" draw:layer="layout" svg:width="5.842cm" svg:height="0.89cm" svg:x="7.477cm" svg:y="2.905cm">
          <draw:text-box>
            <text:p text:style-name="P8"><text:span text:style-name="T2">Nhà bếp bắt đầu nấu</text:span></text:p>
          </draw:text-box>
        </draw:frame>
        <draw:connector draw:style-name="gr6" draw:text-style-name="P5" draw:layer="layout" draw:type="curve" svg:x1="16.192cm" svg:y1="6.43cm" svg:x2="22.082cm" svg:y2="6.334cm" draw:start-shape="id2" draw:start-glue-point="10" draw:end-shape="id4" draw:end-glue-point="6" svg:d="M16192 6430c4416 0 1471-96 5890-96" svg:viewBox="0 0 5891 97">
          <text:p/>
        </draw:connector>
        <draw:frame draw:style-name="gr10" draw:text-style-name="P9" draw:layer="layout" svg:width="5.715cm" svg:height="1.505cm" svg:x="16.494cm" svg:y="5.011cm">
          <draw:text-box>
            <text:p text:style-name="P8"><text:span text:style-name="T2">Nhà bếp nấu xo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1T22:56:13.932000000</meta:creation-date>
    <dc:date>2015-12-12T00:39:20.598000000</dc:date>
    <meta:editing-duration>PT2M19S</meta:editing-duration>
    <meta:editing-cycles>2</meta:editing-cycles>
    <meta:generator>LibreOffice/5.0.3.2$Windows_x86 LibreOffice_project/e5f16313668ac592c1bfb310f4390624e3dbfb75</meta:generator>
    <meta:document-statistic meta:object-count="13"/>
  </office:meta>
</office:document-meta>
</file>